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3" style:family="table">
      <style:table-properties style:width="17.595cm" fo:margin-left="0cm" table:align="left"/>
    </style:style>
    <style:style style:name="Tabla3.A" style:family="table-column">
      <style:table-column-properties style:column-width="4.397cm"/>
    </style:style>
    <style:style style:name="Tabla3.B" style:family="table-column">
      <style:table-column-properties style:column-width="4.255cm"/>
    </style:style>
    <style:style style:name="Tabla3.C" style:family="table-column">
      <style:table-column-properties style:column-width="4.54cm"/>
    </style:style>
    <style:style style:name="Tabla3.D" style:family="table-column">
      <style:table-column-properties style:column-width="4.403cm"/>
    </style:style>
    <style:style style:name="Tabla3.A1" style:family="table-cell">
      <style:table-cell-properties fo:padding="0cm" fo:border="none"/>
    </style:style>
    <style:style style:name="Tabla2" style:family="table">
      <style:table-properties style:width="17.549cm" fo:margin-left="0cm" fo:margin-right="0.041cm" table:align="margins"/>
    </style:style>
    <style:style style:name="Tabla2.A" style:family="table-column">
      <style:table-column-properties style:column-width="9.006cm" style:rel-column-width="33636*"/>
    </style:style>
    <style:style style:name="Tabla2.B" style:family="table-column">
      <style:table-column-properties style:column-width="8.543cm" style:rel-column-width="31899*"/>
    </style:style>
    <style:style style:name="Tabla2.A1" style:family="table-cell">
      <style:table-cell-properties fo:padding="0.097cm" fo:border-left="0.7pt solid #000000" fo:border-right="none" fo:border-top="0.7pt solid #000000" fo:border-bottom="0.7pt solid #000000"/>
    </style:style>
    <style:style style:name="Tabla2.B1" style:family="table-cell">
      <style:table-cell-properties fo:padding="0.097cm" fo:border="0.7pt solid #000000"/>
    </style:style>
    <style:style style:name="Tabla2.A2" style:family="table-cell">
      <style:table-cell-properties fo:padding="0.097cm" fo:border-left="0.7pt solid #000000" fo:border-right="none" fo:border-top="none" fo:border-bottom="0.7pt solid #000000"/>
    </style:style>
    <style:style style:name="Tabla2.B2" style:family="table-cell">
      <style:table-cell-properties fo:padding="0.097cm" fo:border-left="0.7pt solid #000000" fo:border-right="0.7pt solid #000000" fo:border-top="none" fo:border-bottom="0.7pt solid #000000"/>
    </style:style>
    <style:style style:name="Tabla1" style:family="table">
      <style:table-properties style:width="17.542cm" table:align="left"/>
    </style:style>
    <style:style style:name="Tabla1.A" style:family="table-column">
      <style:table-column-properties style:column-width="1.005cm"/>
    </style:style>
    <style:style style:name="Tabla1.B" style:family="table-column">
      <style:table-column-properties style:column-width="6.853cm"/>
    </style:style>
    <style:style style:name="Tabla1.C" style:family="table-column">
      <style:table-column-properties style:column-width="1.826cm"/>
    </style:style>
    <style:style style:name="Tabla1.D" style:family="table-column">
      <style:table-column-properties style:column-width="6.879cm"/>
    </style:style>
    <style:style style:name="Tabla1.E" style:family="table-column">
      <style:table-column-properties style:column-width="0.979cm"/>
    </style:style>
    <style:style style:name="Tabla1.A1" style:family="table-cell">
      <style:table-cell-properties fo:padding="0cm" fo:border="none"/>
    </style:style>
    <style:style style:name="Tabla1.B1" style:family="table-cell">
      <style:table-cell-properties fo:padding="0cm" fo:border-left="none" fo:border-right="none" fo:border-top="none" fo:border-bottom="0.7pt solid #000000"/>
    </style:style>
    <style:style style:name="P1" style:family="paragraph" style:parent-style-name="Standard">
      <style:text-properties style:font-name="DejaVu Sans"/>
    </style:style>
    <style:style style:name="P2" style:family="paragraph" style:parent-style-name="Standard">
      <style:text-properties style:font-name="DejaVu Sans" fo:font-weight="bold" style:font-weight-asian="bold" style:font-weight-complex="bold"/>
    </style:style>
    <style:style style:name="P3" style:family="paragraph" style:parent-style-name="Standard">
      <style:paragraph-properties fo:text-align="start" style:justify-single-word="false"/>
      <style:text-properties style:font-name="DejaVu Sans" fo:font-weight="bold" style:font-weight-asian="bold" style:font-weight-complex="bold"/>
    </style:style>
    <style:style style:name="P4" style:family="paragraph" style:parent-style-name="Standard">
      <style:paragraph-properties fo:text-align="justify" style:justify-single-word="false"/>
      <style:text-properties style:font-name="DejaVu Sans" fo:font-size="11pt" style:font-size-asian="11pt" style:font-size-complex="11pt"/>
    </style:style>
    <style:style style:name="P5" style:family="paragraph" style:parent-style-name="Standard">
      <style:paragraph-properties fo:text-align="center" style:justify-single-word="false"/>
      <style:text-properties style:font-name="DejaVu Sans" fo:font-size="11pt" style:font-size-asian="11pt" style:font-size-complex="11pt"/>
    </style:style>
    <style:style style:name="P6" style:family="paragraph" style:parent-style-name="Standard">
      <style:paragraph-properties fo:text-align="justify" style:justify-single-word="false"/>
      <style:text-properties style:font-name="DejaVu Sans"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DejaVu Sans"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DejaVu Sans" fo:font-size="12pt" style:font-size-asian="12pt" style:font-size-complex="12pt"/>
    </style:style>
    <style:style style:name="P9" style:family="paragraph" style:parent-style-name="Standard">
      <style:paragraph-properties fo:text-align="end" style:justify-single-word="false"/>
      <style:text-properties style:font-name="DejaVu Sans"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ejaVu Sans"/>
    </style:style>
    <style:style style:name="P11" style:family="paragraph" style:parent-style-name="Standard">
      <style:paragraph-properties fo:text-align="start" style:justify-single-word="false"/>
      <style:text-properties style:font-name="DejaVu Sans"/>
    </style:style>
    <style:style style:name="P12"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Arial" fo:font-size="11pt" style:text-underline-style="solid" style:text-underline-width="auto" style:text-underline-color="font-color" style:font-size-asian="11pt" style:font-size-complex="11pt"/>
    </style:style>
    <style:style style:name="P15" style:family="paragraph" style:parent-style-name="Standard">
      <style:paragraph-properties fo:margin-left="0cm" fo:margin-right="0cm" fo:text-align="center" style:justify-single-word="false" fo:text-indent="0cm" style:auto-text-indent="fals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12pt" style:font-size-asian="12pt" style:font-size-complex="12pt"/>
    </style:style>
    <style:style style:name="P17" style:family="paragraph" style:parent-style-name="Table_20_Contents">
      <style:paragraph-properties fo:text-align="center" style:justify-single-word="false"/>
      <style:text-properties style:font-name="Arial" fo:font-size="12pt" style:font-size-asian="12pt" style:font-size-complex="12pt"/>
    </style:style>
    <style:style style:name="P18" style:family="paragraph" style:parent-style-name="Table_20_Contents">
      <style:paragraph-properties fo:text-align="start" style:justify-single-word="false"/>
      <style:text-properties style:font-name="Arial" fo:font-size="12pt" style:font-size-asian="12pt" style:font-size-complex="12pt"/>
    </style:style>
    <style:style style:name="P19" style:family="paragraph" style:parent-style-name="Table_20_Contents">
      <style:paragraph-properties fo:text-align="justify" style:justify-single-word="false"/>
      <style:text-properties style:font-name="DejaVu Sans" fo:font-size="11pt" style:font-size-asian="11pt" style:font-size-complex="11pt"/>
    </style:style>
    <style:style style:name="P20"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2pt" style:text-underline-style="none" fo:font-weight="normal" style:font-size-asian="12pt" style:font-weight-asian="normal" style:font-size-complex="12pt" style:font-weight-complex="normal"/>
    </style:style>
    <style:style style:name="T5" style:family="text">
      <style:text-properties style:font-name="Arial" fo:font-weight="bold" style:font-weight-asian="bold"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style:font-size-asian="11pt" style:font-size-complex="11pt"/>
    </style:style>
    <style:style style:name="fr1" style:family="graphic" style:parent-style-name="Frame">
      <style:graphic-properties fo:margin-left="0cm" fo:margin-right="0cm" fo:margin-top="0cm" fo:margin-bottom="0cm" style:run-through="foreground" style:protect="size position"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Nombre_BEn"/>
        <text:user-field-decl office:value-type="float" office:value="0" text:name="voucher_fecha"/>
        <text:user-field-decl office:value-type="float" office:value="0" text:name="voucher_code"/>
        <text:user-field-decl office:value-type="float" office:value="0" text:name="ben_rut"/>
        <text:user-field-decl office:value-type="float" office:value="0" text:name="ben_age"/>
        <text:user-field-decl office:value-type="float" office:value="0" text:name="ben_marital_status"/>
        <text:user-field-decl office:value-type="float" office:value="0" text:name="ben_scholarship"/>
        <text:user-field-decl office:value-type="float" office:value="0" text:name="ben_activity"/>
        <text:user-field-decl office:value-type="float" office:value="0" text:name="ben_health_ensurance"/>
        <text:user-field-decl office:value-type="float" office:value="0" text:name="ben_address"/>
      </text:user-field-decls>
      <draw:frame draw:style-name="fr1" draw:name="image: asimage(o.company_id.logo)" text:anchor-type="page" text:anchor-page-number="1" svg:x="3.44cm" svg:y="1.591cm" svg:width="1.593cm" draw:z-index="0">
        <draw:text-box fo:min-height="2.097cm">
          <text:p text:style-name="P12"/>
        </draw:text-box>
      </draw:frame>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row>
        <table:table-row>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9">OTORGA AYUDA SOCIOECONOMICA A</text:p>
          </table:table-cell>
          <table:covered-table-cell/>
        </table:table-row>
        <table:table-row>
          <table:table-cell table:style-name="Tabla3.A1" office:value-type="string">
            <text:p text:style-name="P18"/>
          </table:table-cell>
          <table:table-cell table:style-name="Tabla3.A1" office:value-type="string">
            <text:p text:style-name="P18"/>
          </table:table-cell>
          <table:table-cell table:style-name="Tabla3.A1" table:number-columns-spanned="2" office:value-type="string">
            <text:p text:style-name="P8"><text:span text:style-name="T1">Sr/a. </text:span><text:span text:style-name="T5"><text:text-input text:description="&lt;o.member_id.member_full_name&gt;">Nombre Completo</text:text-input></text:span></text:p>
          </table:table-cell>
          <table:covered-table-cell/>
        </table:table-row>
        <table:table-row>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row>
        <table:table-row>
          <table:table-cell table:style-name="Tabla3.A1" table:number-rows-spanned="2" office:value-type="string">
            <text:p text:style-name="P13"><text:text-input text:description="&lt;o.company_id.name&gt;">Nombre Municipalidad</text:text-input></text:p>
          </table: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row>
        <table:table-row>
          <table:covered-table-cell/>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row>
      </table:table>
      <text:p text:style-name="P3"/>
      <text:p text:style-name="P11"/>
      <text:p text:style-name="P2"><draw:line text:anchor-type="paragraph" draw:z-index="1" draw:style-name="gr1" draw:text-style-name="P20" svg:x1="1.889cm" svg:y1="0.453cm" svg:x2="6.89cm" svg:y2="0.453cm"><text:p/></draw:line>FREIRE,<text:span text:style-name="T2"> <text:s text:c="42"/></text:span>.-</text:p>
      <text:p text:style-name="P2"/>
      <text:p text:style-name="P2"><draw:line text:anchor-type="paragraph" draw:z-index="2" draw:style-name="gr1" draw:text-style-name="P20" svg:x1="3.106cm" svg:y1="0.43cm" svg:x2="5.62cm" svg:y2="0.43cm"><text:p/></draw:line>DECRETO Nº</text:p>
      <text:p text:style-name="P1"/>
      <text:p text:style-name="P10"><text:span text:style-name="T6">VISTOS:</text:span><text:span text:style-name="T7"> Las facultades otorgadas por el texto refundido de la Ley Nº 18.695, Orgánica Constitucional de Municipalidades, la Resolución Nº 1600 del año 2008, de la Contraloría General de la República, que fija el texto refundido sobre la exención del trámite de toma de razón y el Informe Socio-económico Nº </text:span><text:span text:style-name="T2"><text:text-input text:description="&lt;o.voucher_code&gt;">Número Informe Social</text:text-input></text:span><text:span text:style-name="T7"> de fecha </text:span><text:span text:style-name="T2"><text:text-input text:description="&lt;o.date&gt;">Fecha</text:text-input></text:span><text:span text:style-name="T7">, del Director del Departamento de Asistencia Social de la </text:span><text:span text:style-name="T4"><text:text-input text:description="&lt;o.company_id.name&gt;">Nombre Municipalidad</text:text-input></text:span><text:span text:style-name="T7">, que se adjunta.-</text:span></text:p>
      <text:p text:style-name="P4"/>
      <text:p text:style-name="P6">CONSIDERANDO:</text:p>
      <text:p text:style-name="P4"/>
      <text:p text:style-name="P4">La urgente necesidad habitacional que presenta Sr/a. <text:span text:style-name="T3"><text:text-input text:description="&lt;o.member_id.member_full_name&gt;">Nombre Beneficiario</text:text-input></text:span>, persona en referencia.</text:p>
      <text:p text:style-name="P4"/>
      <text:p text:style-name="P6">DECRETO:</text:p>
      <text:p text:style-name="P4"/>
      <text:p text:style-name="P4">1.- Otórguese ayuda socio-económica a <text:span text:style-name="T3"><text:text-input text:description="&lt;o.member_id.member_full_name&gt;">Nombre Beneficiario</text:text-input></text:span>, RUT Nº <text:span text:style-name="T3"><text:text-input text:description="&lt;o.member_id.member_rut&gt;">Rut Beneficiario</text:text-input></text:span>, <text:span text:style-name="T2"><text:text-input text:description="&lt;o.member_id.member_age&gt;">Edad</text:text-input></text:span> años de edad, <text:span text:style-name="T2"><text:text-input text:description="&lt;marital(o.member_id.member_marital_status)&gt;">Estado Civil</text:text-input></text:span>, escolaridad <text:span text:style-name="T2"><text:text-input text:description="&lt;schooling(o.member_id.member_schooling)&gt;">Escolaridad</text:text-input></text:span>, <text:span text:style-name="T2"><text:text-input text:description="&lt;o.member_id.member_activity&gt;">Actividad</text:text-input></text:span>, <text:span text:style-name="T2"><text:text-input text:description="&lt;o.member_id.member_health_insurance&gt;">Previsión de Salud</text:text-input></text:span>, domiciliado en <text:span text:style-name="T2"><text:text-input text:description="&lt;o.member_id.member_address&gt;">Dirección</text:text-input></text:span>, comuna de Freire; consistente en:</text:p>
      <text:p text:style-name="P14"/>
      <table:table table:name="Tabla2" table:style-name="Tabla2">
        <table:table-column table:style-name="Tabla2.A"/>
        <table:table-column table:style-name="Tabla2.B"/>
        <table:table-row>
          <table:table-cell table:style-name="Tabla2.A1" office:value-type="string">
            <text:p text:style-name="P15">Nombre</text:p>
          </table:table-cell>
          <table:table-cell table:style-name="Tabla2.B1" office:value-type="string">
            <text:p text:style-name="P15">Cantidad</text:p>
          </table:table-cell>
        </table:table-row>
        <table:table-row>
          <table:table-cell table:style-name="Tabla2.A2" office:value-type="string">
            <text:p text:style-name="P16"><text:text-input text:description="&lt;for each=&quot;c in o.ben_requested_items&quot;&gt;">&lt;for each="c in o.ben_requested_items"&gt;</text:text-input></text:p>
          </table:table-cell>
          <table:table-cell table:style-name="Tabla2.B2" office:value-type="string">
            <text:p text:style-name="P17"/>
          </table:table-cell>
        </table:table-row>
        <table:table-row>
          <table:table-cell table:style-name="Tabla2.A2" office:value-type="string">
            <text:p text:style-name="P16"><text:text-input text:description="&lt;c.item_id.item_name&gt;">&lt;c.item_id&gt;</text:text-input></text:p>
          </table:table-cell>
          <table:table-cell table:style-name="Tabla2.B2" office:value-type="string">
            <text:p text:style-name="P16"><text:text-input text:description="&lt;c.amount&gt;">&lt;c.amount&gt;</text:text-input></text:p>
          </table:table-cell>
        </table:table-row>
        <table:table-row>
          <table:table-cell table:style-name="Tabla2.A2" office:value-type="string">
            <text:p text:style-name="P16"><text:text-input text:description="&lt;/for&gt;">&lt;/for&gt;</text:text-input></text:p>
          </table:table-cell>
          <table:table-cell table:style-name="Tabla2.B2" office:value-type="string">
            <text:p text:style-name="P17"/>
          </table:table-cell>
        </table:table-row>
      </table:table>
      <text:p text:style-name="P6"/>
      <text:p text:style-name="P6">ANÓTESE, COMUNÍQUESE Y ARCHÍVESE.</text:p>
      <text:p text:style-name="P4"/>
      <text:p text:style-name="P4"/>
      <text:p text:style-name="P4"/>
      <text:p text:style-name="P4"/>
      <text:p text:style-name="P4"/>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rows-spanned="2" office:value-type="string">
            <text:p text:style-name="P19"/>
          </table:table-cell>
          <table:table-cell table:style-name="Tabla1.B1" office:value-type="string">
            <text:p text:style-name="P7"/>
          </table:table-cell>
          <table:table-cell table:style-name="Tabla1.A1" table:number-rows-spanned="2" office:value-type="string">
            <text:p text:style-name="P19"/>
          </table:table-cell>
          <table:table-cell table:style-name="Tabla1.B1" office:value-type="string">
            <text:p text:style-name="P7"/>
          </table:table-cell>
          <table:table-cell table:style-name="Tabla1.A1" table:number-rows-spanned="2" office:value-type="string">
            <text:p text:style-name="P19"/>
          </table:table-cell>
        </table:table-row>
        <table:table-row>
          <table:covered-table-cell/>
          <table:table-cell table:style-name="Tabla1.A1" office:value-type="string">
            <text:p text:style-name="P5">Secretario Municipal</text:p>
          </table:table-cell>
          <table:covered-table-cell/>
          <table:table-cell table:style-name="Tabla1.A1" office:value-type="string">
            <text:p text:style-name="P5">Administrador Municipal</text:p>
          </table:table-cell>
          <table:covered-table-cell/>
        </table:table-row>
      </table:table>
      <text:p text:style-name="P4"><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10T12:16:33</meta:creation-date>
    <dc:date>2012-03-23T13:23:27</dc:date>
    <meta:editing-duration>PT2H5M47S</meta:editing-duration>
    <meta:editing-cycles>73</meta:editing-cycles>
    <meta:generator>LibreOffice/3.4$Unix LibreOffice_project/340m1$Build-502</meta:generator>
    <meta:document-statistic meta:table-count="3" meta:image-count="0" meta:object-count="0" meta:page-count="1" meta:paragraph-count="20" meta:word-count="145" meta:character-count="1081" meta:non-whitespace-character-count="909"/>
  </office:meta>
</office:document-meta>
</file>